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5e4c" officeooo:paragraph-rsid="00078562"/>
    </style:style>
    <style:style style:name="P2" style:family="paragraph" style:parent-style-name="Standard">
      <style:paragraph-properties fo:text-align="start" style:justify-single-word="false"/>
      <style:text-properties officeooo:rsid="00145e4c" officeooo:paragraph-rsid="0007f322"/>
    </style:style>
    <style:style style:name="P3" style:family="paragraph" style:parent-style-name="Standard">
      <style:paragraph-properties fo:text-align="start" style:justify-single-word="false"/>
      <style:text-properties officeooo:rsid="001816f3" officeooo:paragraph-rsid="0007f322"/>
    </style:style>
    <style:style style:name="P4" style:family="paragraph" style:parent-style-name="Standard">
      <style:paragraph-properties fo:text-align="start" style:justify-single-word="false"/>
      <style:text-properties officeooo:rsid="000a000c" officeooo:paragraph-rsid="000a000c"/>
    </style:style>
    <style:style style:name="P5" style:family="paragraph" style:parent-style-name="Standard" style:list-style-name="L1">
      <style:paragraph-properties fo:text-align="start" style:justify-single-word="false"/>
      <style:text-properties officeooo:rsid="001816f3" officeooo:paragraph-rsid="0007f322"/>
    </style:style>
    <style:style style:name="P6" style:family="paragraph" style:parent-style-name="Standard" style:list-style-name="L1">
      <style:paragraph-properties fo:text-align="start" style:justify-single-word="false"/>
      <style:text-properties officeooo:paragraph-rsid="0007f322"/>
    </style:style>
    <style:style style:name="P7" style:family="paragraph" style:parent-style-name="Standard" style:list-style-name="L2">
      <style:paragraph-properties fo:text-align="start" style:justify-single-word="false"/>
      <style:text-properties fo:font-variant="normal" fo:text-transform="none" fo:color="#000000" fo:letter-spacing="normal" fo:font-style="normal" fo:font-weight="normal" officeooo:rsid="00145e4c" officeooo:paragraph-rsid="0007f322"/>
    </style:style>
    <style:style style:name="P8" style:family="paragraph" style:parent-style-name="Standard">
      <style:paragraph-properties fo:text-align="start" style:justify-single-word="false"/>
      <style:text-properties fo:font-variant="normal" fo:text-transform="none" fo:color="#000000" fo:letter-spacing="normal" fo:font-style="normal" fo:font-weight="normal" officeooo:rsid="001816f3" officeooo:paragraph-rsid="000d475f"/>
    </style:style>
    <style:style style:name="P9" style:family="paragraph" style:parent-style-name="Standard" style:list-style-name="L2">
      <style:paragraph-properties fo:text-align="start" style:justify-single-word="false"/>
      <style:text-properties officeooo:rsid="00145e4c" officeooo:paragraph-rsid="0007f322"/>
    </style:style>
    <style:style style:name="P10" style:family="paragraph" style:parent-style-name="Standard" style:list-style-name="L2">
      <style:paragraph-properties fo:text-align="start" style:justify-single-word="false"/>
      <style:text-properties officeooo:rsid="00165277" officeooo:paragraph-rsid="0007f322"/>
    </style:style>
    <style:style style:name="P11" style:family="paragraph" style:parent-style-name="Standard" style:list-style-name="L1">
      <style:paragraph-properties fo:text-align="start" style:justify-single-word="false"/>
      <style:text-properties officeooo:rsid="0007f322" officeooo:paragraph-rsid="00089c4c"/>
    </style:style>
    <style:style style:name="P12" style:family="paragraph" style:parent-style-name="Standard" style:list-style-name="L1">
      <style:paragraph-properties fo:text-align="start" style:justify-single-word="false"/>
      <style:text-properties officeooo:rsid="00089c4c" officeooo:paragraph-rsid="00089c4c"/>
    </style:style>
    <style:style style:name="P13" style:family="paragraph" style:parent-style-name="Standard" style:list-style-name="L1">
      <style:paragraph-properties fo:text-align="start" style:justify-single-word="false"/>
      <style:text-properties officeooo:rsid="00089c4c" officeooo:paragraph-rsid="00094986"/>
    </style:style>
    <style:style style:name="P14" style:family="paragraph" style:parent-style-name="Standard" style:list-style-name="L1">
      <style:paragraph-properties fo:text-align="start" style:justify-single-word="false"/>
      <style:text-properties officeooo:rsid="00094986" officeooo:paragraph-rsid="00094986"/>
    </style:style>
    <style:style style:name="P15" style:family="paragraph" style:parent-style-name="Standard" style:list-style-name="L1">
      <style:paragraph-properties fo:text-align="start" style:justify-single-word="false"/>
      <style:text-properties officeooo:rsid="00094986" officeooo:paragraph-rsid="000a000c"/>
    </style:style>
    <style:style style:name="P16" style:family="paragraph" style:parent-style-name="Standard" style:list-style-name="L1">
      <style:paragraph-properties fo:text-align="start" style:justify-single-word="false"/>
      <style:text-properties officeooo:rsid="000a000c" officeooo:paragraph-rsid="000a000c"/>
    </style:style>
    <style:style style:name="P17" style:family="paragraph" style:parent-style-name="Standard" style:list-style-name="L1">
      <style:paragraph-properties fo:text-align="start" style:justify-single-word="false"/>
      <style:text-properties officeooo:rsid="000b8668" officeooo:paragraph-rsid="000d0a99"/>
    </style:style>
    <style:style style:name="P18" style:family="paragraph" style:parent-style-name="Standard">
      <style:paragraph-properties fo:text-align="start" style:justify-single-word="false"/>
      <style:text-properties officeooo:rsid="000b8668" officeooo:paragraph-rsid="000d0a99"/>
    </style:style>
    <style:style style:name="P19" style:family="paragraph" style:parent-style-name="Standard" style:list-style-name="L1">
      <style:paragraph-properties fo:text-align="start" style:justify-single-word="false"/>
      <style:text-properties officeooo:rsid="000d0a99" officeooo:paragraph-rsid="000d475f"/>
    </style:style>
    <style:style style:name="P20" style:family="paragraph" style:parent-style-name="Standard" style:list-style-name="L1">
      <style:paragraph-properties fo:text-align="start" style:justify-single-word="false"/>
      <style:text-properties officeooo:rsid="000d475f" officeooo:paragraph-rsid="000d475f"/>
    </style:style>
    <style:style style:name="P21" style:family="paragraph" style:parent-style-name="Standard" style:list-style-name="L1">
      <style:paragraph-properties fo:text-align="start" style:justify-single-word="false"/>
      <style:text-properties officeooo:rsid="0010debb" officeooo:paragraph-rsid="0010debb"/>
    </style:style>
    <style:style style:name="P22" style:family="paragraph" style:parent-style-name="Standard">
      <style:paragraph-properties fo:text-align="start" style:justify-single-word="false"/>
      <style:text-properties officeooo:rsid="0010debb" officeooo:paragraph-rsid="0010debb"/>
    </style:style>
    <style:style style:name="P23" style:family="paragraph" style:parent-style-name="Preformatted_20_Text">
      <style:paragraph-properties fo:widows="1"/>
      <style:text-properties fo:font-variant="normal" fo:text-transform="none" fo:color="#000000" fo:letter-spacing="normal" fo:font-style="normal" fo:font-weight="normal"/>
    </style:style>
    <style:style style:name="P24"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style:style>
    <style:style style:name="P25" style:family="paragraph" style:parent-style-name="Preformatted_20_Text">
      <style:paragraph-properties fo:margin-top="0in" fo:margin-bottom="0.1965in" loext:contextual-spacing="false" fo:widows="1"/>
      <style:text-properties officeooo:rsid="0010debb" officeooo:paragraph-rsid="0010debb"/>
    </style:style>
    <style:style style:name="T1" style:family="text">
      <style:text-properties officeooo:rsid="00145e4c"/>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45e4c"/>
    </style:style>
    <style:style style:name="T4" style:family="text">
      <style:text-properties fo:font-variant="normal" fo:text-transform="none" fo:color="#000000" fo:letter-spacing="normal" fo:font-style="normal" fo:font-weight="normal" officeooo:rsid="000d475f"/>
    </style:style>
    <style:style style:name="T5" style:family="text">
      <style:text-properties fo:font-variant="normal" fo:text-transform="none" fo:color="#000000" fo:letter-spacing="normal" fo:font-style="normal" fo:font-weight="normal" officeooo:rsid="001816f3"/>
    </style:style>
    <style:style style:name="T6" style:family="text">
      <style:text-properties fo:font-variant="normal" fo:text-transform="none" fo:color="#000000" fo:letter-spacing="normal" fo:font-style="normal" fo:font-weight="normal" officeooo:rsid="0007f322"/>
    </style:style>
    <style:style style:name="T7" style:family="text">
      <style:text-properties fo:font-variant="normal" fo:text-transform="none" fo:color="#000000" style:text-position="super 58%" fo:letter-spacing="normal" fo:font-style="normal" fo:font-weight="normal"/>
    </style:style>
    <style:style style:name="T8" style:family="text">
      <style:text-properties officeooo:rsid="0007f322"/>
    </style:style>
    <style:style style:name="T9" style:family="text">
      <style:text-properties officeooo:rsid="00089c4c"/>
    </style:style>
    <style:style style:name="T10" style:family="text">
      <style:text-properties officeooo:rsid="00094986"/>
    </style:style>
    <style:style style:name="T11" style:family="text">
      <style:text-properties officeooo:rsid="000d0a99"/>
    </style:style>
    <style:style style:name="T12" style:family="text">
      <style:text-properties officeooo:rsid="000ee542"/>
    </style:style>
    <style:style style:name="T13" style:family="text">
      <style:text-properties officeooo:rsid="001031ca"/>
    </style:style>
    <style:style style:name="T14" style:family="text">
      <style:text-properties style:text-position="super 58%"/>
    </style:style>
    <style:style style:name="T15" style:family="text">
      <style:text-properties style:text-position="0% 10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ar Flare Data Set</text:p>
      <text:p text:style-name="P1">Progress Report #<text:span text:style-name="T13">3</text:span></text:p>
      <text:p text:style-name="P1">2/<text:span text:style-name="T13">25</text:span>/2016</text:p>
      <text:p text:style-name="P1">Jared Vigil &amp; Devon Call</text:p>
      <text:list xml:id="list2592026233721175372" text:style-name="L1">
        <text:list-item>
          <text:p text:style-name="P5">Our goal for this project is to look at this data set and see if we can generate some rules for solar flare using classification rule discovery as well as explore using different clustering algorithms. </text:p>
        </text:list-item>
      </text:list>
      <text:p text:style-name="P2"/>
      <text:list xml:id="list84509928274554" text:continue-numbering="true" text:style-name="L1">
        <text:list-item>
          <text:p text:style-name="P6"><text:span text:style-name="T1">We are using the UCI Solar Flare Data Sethttps://archive.ics.uci.edu/ml/datasets/Solar+Flare, We are going to use the flare.data1 and flare.data2, flare.data1 is a data base from </text:span><text:span text:style-name="T2">1969 </text:span><text:span text:style-name="T3">flare data</text:span><text:span text:style-name="T2"> <text:s/>(02/13/69 to 03/27/69) </text:span><text:span text:style-name="T3">with 325 instances. <text:s/>flare.data2 <text:s/>a data base from 1978 flare data (08/19/78 to 12/23/78) so 15 years later and with 1064 <text:s/>instances. Both data sets have 13 attributes all of witch are categorical. <text:s/></text:span></text:p>
        </text:list-item>
      </text:list>
      <text:list xml:id="list3443390198194040503" text:style-name="L2">
        <text:list-item>
          <text:p text:style-name="P7">One is code for class (modified Zurich class) (A,B,C,D,E,F,H). </text:p>
        </text:list-item>
        <text:list-item>
          <text:p text:style-name="P7">Second is code for largest spot size (X,R,S,A,H,K). </text:p>
        </text:list-item>
        <text:list-item>
          <text:p text:style-name="P9">Code for spot distribution (X,O,I,C)</text:p>
        </text:list-item>
        <text:list-item>
          <text:p text:style-name="P9">Activity (1 = reduced, 2 = unchanged) </text:p>
        </text:list-item>
        <text:list-item>
          <text:p text:style-name="P9"><text:s/>Evolution (1 = decay, 2 = no growth, 3 = growth) </text:p>
        </text:list-item>
        <text:list-item>
          <text:p text:style-name="P10">Previous 24 hour flare activity code (1 = nothing as big as an M1, 2 = one M1, 3 = more activity than one M1) </text:p>
        </text:list-item>
        <text:list-item>
          <text:p text:style-name="P10">Historically-complex (1 = Yes, 2 = No) </text:p>
        </text:list-item>
        <text:list-item>
          <text:p text:style-name="P10">Did region become historically complex on this pass across the sun's disk (1 = yes, 2 = no)</text:p>
        </text:list-item>
        <text:list-item>
          <text:p text:style-name="P10">Area (1 = small, 2 = large)</text:p>
        </text:list-item>
        <text:list-item>
          <text:p text:style-name="P10">Area of the largest spot (1 = &lt;=5, 2 = &gt;5) </text:p>
        </text:list-item>
        <text:list-item>
          <text:p text:style-name="P10">C-class flares production by this region in the following 24 hours (common flares); Number</text:p>
        </text:list-item>
        <text:list-item>
          <text:p text:style-name="P10">M-class flares production by this region in the following 24 hours (moderate flares); Number</text:p>
        </text:list-item>
        <text:list-item>
          <text:p text:style-name="P10"><text:s/>X-class flares production by this region in the following 24 hours (severe flares); Number </text:p>
          <text:p text:style-name="P9"/>
        </text:list-item>
      </text:list>
      <text:p text:style-name="P2"/>
      <text:list xml:id="list84511275050556" text:continue-list="list84509928274554" text:style-name="L1">
        <text:list-item>
          <text:p text:style-name="P5">We are thinking about building a <text:span text:style-name="T8">decision</text:span> tree, and exploring the possibility of using <text:span text:style-name="T8">hierarchical</text:span> clustering.</text:p>
        </text:list-item>
      </text:list>
      <text:p text:style-name="P3"/>
      <text:list xml:id="list84511731378429" text:continue-numbering="true" text:style-name="L1">
        <text:list-item>
          <text:p text:style-name="P11">We are going to use euclidean distance <text:span text:style-name="T9">vectors </text:span>for our clustering <text:span text:style-name="T9">algorithms and our</text:span> program will be using pythons numpy <text:span text:style-name="T9">to handle most of the number crunching</text:span> and <text:span text:style-name="T9">potentially pandas with tables and look nicer as well as handle plots and other graphs.</text:span></text:p>
          <text:list>
            <text:list-item>
              <text:p text:style-name="P12">We are going to form the vector using first 10 attributes to form a 10 dimensional vectors, </text:p>
            </text:list-item>
            <text:list-item>
              <text:p text:style-name="P12">V1 value between 0 – <text:span text:style-name="T12">6</text:span> defined by listed order </text:p>
            </text:list-item>
            <text:list-item>
              <text:p text:style-name="P12">V2 values between 0 – 5 defined by listed order</text:p>
            </text:list-item>
            <text:list-item>
              <text:p text:style-name="P12">V3 values between 0 – 3 defined by listed order </text:p>
            </text:list-item>
            <text:list-item>
              <text:p text:style-name="P12">V4 binary value 1 = reduced 2 = unchanged</text:p>
            </text:list-item>
            <text:list-item>
              <text:p text:style-name="P13">V5 values between 1 – 3 <text:s/><text:span text:style-name="T10">as </text:span>defined <text:span text:style-name="T10">above</text:span></text:p>
            </text:list-item>
            <text:list-item>
              <text:p text:style-name="P14">V6 as <text:span text:style-name="T9">defined </text:span>above</text:p>
            </text:list-item>
            <text:list-item>
              <text:p text:style-name="P14">V7 as <text:span text:style-name="T9">defined </text:span>above</text:p>
            </text:list-item>
            <text:list-item>
              <text:p text:style-name="P14">V8 as <text:span text:style-name="T9">defined </text:span>above</text:p>
            </text:list-item>
            <text:list-item>
              <text:p text:style-name="P14">V9 as <text:span text:style-name="T9">defined </text:span>above</text:p>
            </text:list-item>
            <text:list-item>
              <text:p text:style-name="P14">V10 as <text:span text:style-name="T9">defined </text:span>above</text:p>
            </text:list-item>
          </text:list>
        </text:list-item>
        <text:list-item>
          <text:p text:style-name="P15">We are going to use two clustering algorithms, <text:span text:style-name="T8">hierarchical clustering </text:span>and grid-based clustering. We are going to use our 10 <text:span text:style-name="T9">dimensional </text:span>vectors to form grid cells in this algorithm then</text:p>
          <text:list>
            <text:list-item>
              <text:p text:style-name="P15"><text:soft-page-break/>calculating cell density for each cell</text:p>
            </text:list-item>
            <text:list-item>
              <text:p text:style-name="P15">sorting of the cells according to their densities</text:p>
            </text:list-item>
            <text:list-item>
              <text:p text:style-name="P16">Identifying cluster centers</text:p>
            </text:list-item>
            <text:list-item>
              <text:p text:style-name="P16">Traversal of neighbor cells</text:p>
            </text:list-item>
          </text:list>
        </text:list-item>
        <text:list-item>
          <text:p text:style-name="P16">As of right now we do not have any preliminary results, We have attribute 11, 12, and 13 that are the reports predictions to look at but as of now we have not started any number crunching.</text:p>
        </text:list-item>
      </text:list>
      <text:p text:style-name="P4"/>
      <text:p text:style-name="P4"/>
      <text:p text:style-name="P4"/>
      <text:p text:style-name="P4"/>
      <text:p text:style-name="P4"/>
      <text:list xml:id="list84511917009347" text:continue-numbering="true" text:style-name="L1">
        <text:list-item>
          <text:p text:style-name="P16">We are going to be looking at UCI Machine Learning Repository Solar Flare Data Set, exploring two different clustering methods and compare the results. We are also going to be comparing our two results with the results with the data sets own prediction results. From all these predictors three classes of flares are predicted, which are represented in the last three columns. We are wanting to compare our results and see if we can match and witch method matches better. <text:s text:c="2"/></text:p>
        </text:list-item>
      </text:list>
      <text:p text:style-name="P4"/>
      <text:list xml:id="list84510927508649" text:continue-numbering="true" text:style-name="L1">
        <text:list-item>
          <text:p text:style-name="P17">We are going to start with using the <text:span text:style-name="T11">ID3 </text:span>decision tree learning algorithm implementation offered by Chris Roach. We have a walk through on line at <text:a xlink:type="simple" xlink:href="https://github.com/gumption/Python_for_Data_Science/blob/master/4_Python_Simple_Decision_Tree.ipynb" text:style-name="Internet_20_link" text:visited-style-name="Visited_20_Internet_20_Link">https://github.com/gumption/Python_for_Data_Science/blob/master/4_Python_Simple_Decision_Tree.ipynb</text:a>. <text:span text:style-name="T11">We will explore Hunt’s Algorithm from your slides.</text:span></text:p>
        </text:list-item>
      </text:list>
      <text:p text:style-name="P18"/>
      <text:list xml:id="list84510447559549" text:continue-numbering="true" text:style-name="L1">
        <text:list-item>
          <text:p text:style-name="P21">Some pirlmiary results we have from our grid-based clustering are,</text:p>
        </text:list-item>
      </text:list>
      <text:p text:style-name="P22"><text:span text:style-name="T2">[73, <text:s text:c="3"/>1, <text:s text:c="2"/>0, <text:s text:c="2"/>1, <text:s text:c="2"/>1, <text:s text:c="2"/>3, <text:s text:c="2"/>1, <text:s text:c="2"/>1, <text:s text:c="2"/>2, <text:s text:c="2"/>1, <text:s text:c="2"/>1]</text:span></text:p>
      <text:p text:style-name="P23">[49, 6, 2, 0, 1, 2, 1, 1, 2, 1, 1]</text:p>
      <text:p text:style-name="P23">[43, 2, 1, 1, 1, 3, 1, 1, 2, 1, 1]</text:p>
      <text:p text:style-name="P23">[38, 6, 2, 0, 1, 2, 1, 1, 1, 1, 1]</text:p>
      <text:p text:style-name="P23">[27, 1, 0, 1, 1, 2, 1, 1, 2, 1, 1]</text:p>
      <text:p text:style-name="P23">[27, 6, 2, 0, 1, 3, 1, 1, 1, 1, 1]</text:p>
      <text:p text:style-name="P23">[25, 2, 2, 1, 1, 3, 1, 1, 2, 1, 1]</text:p>
      <text:p text:style-name="P23">[24, 2, 1, 1, 1, 2, 1, 1, 2, 1, 1]</text:p>
      <text:p text:style-name="P23">[24, 3, 1, 1, 1, 3, 1, 1, 2, 1, 1]</text:p>
      <text:p text:style-name="P24">[23, 6, 2, 0, 1, 2, 1, 2, 1, 1, 1]</text:p>
      <text:p text:style-name="P25"><text:span text:style-name="T2">The 1</text:span><text:span text:style-name="T7">st</text:span><text:span text:style-name="T2"> element in the array is the number of flares in that grid, and the other 10 are the attributes. This is showing that our 1</text:span><text:span text:style-name="T7">st</text:span><text:span text:style-name="T2"> 10 largest grids have most of our flares. We have all the grids but they cut off around 10 and start getting really really low. <text:s/></text:span></text:p>
      <text:list xml:id="list84511222535276" text:continue-numbering="true" text:style-name="L1">
        <text:list-item>
          <text:p text:style-name="P19">For the <text:span text:style-name="T8">euclidean distance </text:span>what we are doing is giving numeric values to our categorical data. V1-V4 are in order and the others are binary. For example V1 (<text:span text:style-name="T3">code for class</text:span><text:span text:style-name="T2">) </text:span><text:span text:style-name="T4">are in oder from small to large. So we are thinking about giving them values so we can do some </text:span><text:span text:style-name="T6">hierarchical</text:span><text:span text:style-name="T5"> clustering. </text:span></text:p>
        </text:list-item>
      </text:list>
      <text:p text:style-name="P8"/>
      <text:list xml:id="list84511924583582" text:continue-numbering="true" text:style-name="L1">
        <text:list-item>
          <text:p text:style-name="P20"><text:span text:style-name="T5">W</text:span><text:span text:style-name="T2">e are going to try to use the theta angle measuremen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2:05:47.508028943</meta:creation-date>
    <dc:date>2016-02-26T08:44:55.845723892</dc:date>
    <meta:editing-duration>PT25M47S</meta:editing-duration>
    <meta:editing-cycles>5</meta:editing-cycles>
    <meta:generator>LibreOffice/5.0.2.2$Linux_X86_64 LibreOffice_project/00m0$Build-2</meta:generator>
    <meta:document-statistic meta:table-count="0" meta:image-count="0" meta:object-count="0" meta:page-count="2" meta:paragraph-count="54" meta:word-count="879" meta:character-count="4668" meta:non-whitespace-character-count="3829"/>
  </office:meta>
</office:document-meta>
</file>